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46"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47"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14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149" style:family="paragraph" style:parent-style-name="Text_20_body">
      <style:paragraph-properties fo:margin-left="0cm" fo:margin-right="0cm" fo:text-align="justify" style:justify-single-word="false" fo:text-indent="0.499cm" style:auto-text-indent="false"/>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3">
      <style:text-properties fo:language="ru" fo:country="RU"/>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style:font-style-asian="normal" style:font-style-complex="normal" loext:char-shading-value="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background-color="transparent" loext:char-shading-value="0"/>
    </style:style>
    <style:style style:name="T46" style:family="text">
      <style:text-properties style:use-window-font-color="true" fo:language="uk" fo:country="UA" fo:font-style="normal" fo:font-weight="normal" style:font-style-asian="normal" style:font-weight-asian="normal" style:font-style-complex="normal" style:font-weight-complex="normal"/>
    </style:style>
    <style:style style:name="T47" style:family="text">
      <style:text-properties style:use-window-font-color="true" fo:font-weight="normal" style:font-weight-asian="normal" style:font-weight-complex="normal"/>
    </style:style>
    <style:style style:name="T48" style:family="text">
      <style:text-properties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21"><text:span text:style-name="T1"/></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2">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2">– Нэш, к</text:span>ак называется наш проект?</text:p>
      <text:p text:style-name="P75"><text:span text:style-name="T9">– </text:span><text:span text:style-name="T56">Дайсон.</text:span></text:p>
      <text:p text:style-name="P75"><text:span text:style-name="T9">– </text:span><text:span text:style-name="T56">Сколько тебе лет?</text:span></text:p>
      <text:p text:style-name="P75"><text:span text:style-name="T9">– </text:span><text:span text:style-name="T56">Два года с начала запуска кластера.</text:span></text:p>
      <text:p text:style-name="P75"><text:span text:style-name="T9">– </text:span><text:span text:style-name="T56">Какой сейчас год?</text:span></text:p>
      <text:p text:style-name="P75"><text:span text:style-name="T9">– </text:span><text:span text:style-name="T47">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6">–</text:span><text:span text:style-name="T7"> </text:span><text:span text:style-name="T6">Нэш</text:span><text:span text:style-name="T53">, </text:span><text:span text:style-name="T6">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4">incompartible interface Analytics v.0.93 beta</text:span>”</text:p>
      <text:p text:style-name="P31">Ага, уже теплее.</text:p>
      <text:p text:style-name="P31"/>
      <text:p text:style-name="P75"><text:span text:style-name="T9">– Нэш</text:span><text:span text:style-name="T56">, выдай диагностику модуля </text:span><text:span text:style-name="T9">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2">.</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1"><text:span text:style-name="T1"/></text:p>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8">А у нас получается… </text:span><text:span text:style-name="T2">–</text:span><text:span text:style-name="T4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21"><text:span text:style-name="T1"/></text:p>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1">Сознание рестартовало после того, как я гребанулся </text:span><text:span text:style-name="T48">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8">ткрыл глаза, тщётно пытаясь вдохнуть. Образ, </text:span><text:span text:style-name="T2">который я </text:span><text:span text:style-name="T48">пару мгновений назад </text:span><text:span text:style-name="T2">видел на фоне </text:span><text:span text:style-name="T48">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8"> настороженные уши, нежный розов</text:span><text:span text:style-name="T2">атый</text:span><text:span text:style-name="T48"> нос, венчающая голову </text:span><text:span text:style-name="T2">высокая тиара</text:span><text:span text:style-name="T48">. И приковывающая к себе внимание звёздочка, та самая магическая искорка </text:span><text:span text:style-name="T18">—</text:span><text:span text:style-name="T48"> центр круговорота </text:span><text:span text:style-name="T48">в</text:span><text:span text:style-name="T48">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2">–</text:span> Она очнулась. Хвала небу, нам это удалось!</text:p>
      <text:p text:style-name="P31"/>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 да и не должно быть —это же не ЛСД какой-нибудь</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6">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text:span><text:span text:style-name="T1">стучало</text:span><text:span text:style-name="T1">.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text:soft-page-break/>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text:soft-page-break/>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8612890476556962198"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4">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text:soft-page-break/>Но, блин, корявые пальцы внесли свою коррективу в шопинг-план!</text:p>
      <text:p text:style-name="P76"><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6</text:span><text:span text:style-name="T26"> – </text:span><text:span text:style-name="T27">2133</text:span><text:span text:style-name="T26"> A.C.</text:span><text:span text:style-name="T27">»</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3"><text:soft-page-break/>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определённую книгу и извлекла из открывшегося тайника окаменевший от старости круассан.</text:span></text:p>
      <text:p text:style-name="P34">– Хмм, печально, он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3">– Так, я попрошу! – перебила меня венценосная кобыла. – Давай, ты не будешь лезть в мои дела, а я не буду</text:span><text:span text:style-name="T5">… эээ… кхмм…</text:span></text:p>
      <text:p text:style-name="P35">– Не будешь что?</text:p>
      <text:p text:style-name="P47">Селестия нахмурилась и угрожающе подняла крылья.</text:p>
      <text:p text:style-name="P47"><text:span text:style-name="T12">– </text:span>Не забывай, человек, я — могущественный маг и правитель Эквестрии. Ко мне нужно относиться с должным уважением!</text:p>
      <text:p text:style-name="P47"><text:soft-page-break/><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е надо… Ты же знаешь, я этого не сделаю.</text:p>
      <text:p text:style-name="P4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text:soft-page-break/>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text:soft-page-break/>–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text:soft-page-break/>–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3">Всё </text:span><text:soft-page-break/><text:span text:style-name="T73">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2">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text:soft-page-break/>–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oft-page-break/><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text:soft-page-break/>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text:soft-page-break/>–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text:soft-page-break/></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soft-page-break/>…</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ты чего-то не учёл, Анон.</text:p>
      <text:p text:style-name="P47"/>
      <text:h text:style-name="P152" text:outline-level="2">8. Стыд</text:h>
      <text:p text:style-name="P47"/>
      <text:p text:style-name="P58">~~~ Завтра на семь в библиотеке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text:soft-page-break/>–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2">10</text:span>. (40*<text:span text:style-name="T12">ctg(Pi/4)-6)/(ln(e)-sin(0))</text:span></text:h>
      <text:p text:style-name="P80"/>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oft-page-break/><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text:span><text:span text:style-name="T37">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2">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2">–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text:soft-page-break/>–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text:soft-page-break/>–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2">–</text:span> А водку у вас принято пить?</text:p>
      <text:p text:style-name="P33"><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oft-page-break/><text:span text:style-name="T12">– Это ты называешь “дружбой”? – с </text:span>улыбкой хмыкнул<text:span text:style-name="T12"> я. – </text:span>Мне нравится твоё чувство юмора.</text:p>
      <text:p text:style-name="P47">Аликорница в недоумении взглянула на меня.</text:p>
      <text:p text:style-name="P47"><text:span text:style-name="T12">–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2">–</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9">н</text:span>ам некуда уйти в поисках лучшего места. Да и не так много этих мест.</text:p>
      <text:p text:style-name="P34"><text:soft-page-break/>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line-break/><text:line-break/>(<text:span text:style-name="T37">у</text:span><text:span text:style-name="T41">слышано во сне)</text:span></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5">зачем привлекать ненужное внимание</text:span><text:span text:style-name="T52"> к своей особе? </text:span><text:span text:style-name="T5">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5">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text:soft-page-break/>–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text:soft-page-break/>–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text:soft-page-break/>–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2">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0">Я остановилась перед дверью. Четыре ярда брони отделяли меня от Эквестрии. Четыре ярда и двадцать пять лет.</text:p>
      <text:p text:style-name="P21"><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5"> </text:span><text:span text:style-name="T35">Видения этих городов</text:span><text:span text:style-name="T45"> дрожали, <text:s/>пересекались </text:span><text:span text:style-name="T35">и постоянно множились</text:span><text:span text:style-name="T45">.</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2">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2">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0">чёрный экран?</text:span></text:p>
      <text:p text:style-name="P44"/>
      <text:p text:style-name="P48">***</text:p>
      <text:p text:style-name="P47"/>
      <text:p text:style-name="P58">Дата: 12.04.<text:span text:style-name="T12">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2">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text:soft-page-break/></text:p>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text:soft-page-break/>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37">—</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text:span><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2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2">– </text:span>Ты?!</text:p>
      <text:p text:style-name="P9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2">– М</text:span>ожет, тогда ты скажешь, что в нём пошло не так и почему к вам попал я, а не сверхаликорн?</text:p>
      <text:p text:style-name="P96"><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33"><text:span text:style-name="T12">–</text:span> <text:span text:style-name="T1">Эмм. </text:span>Что он имел ввиду?</text:p>
      <text:p text:style-name="P3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3"><text:span text:style-name="T12">– </text:span><text:span text:style-name="T1">Да, завершилось всё препаршиво. Принцесса Луна сказала, лучше бы её обратно на луну закинули.</text:span></text:p>
      <text:p text:style-name="P33"><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2">– </text:span><text:span text:style-name="T1">Хм. Нет.</text:span></text:p>
      <text:p text:style-name="P33"><text:span text:style-name="T12">– </text:span><text:span text:style-name="T1">А друзья?</text:span></text:p>
      <text:p text:style-name="P33"><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2">– </text:span>Привет, Эй-Джей! У тебя проблемы?</text:p>
      <text:p text:style-name="P47"><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стиснула меня в сокрушающих объятиях.</text:p>
      <text:p text:style-name="P47"><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7"><text:span text:style-name="T12">–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pan text:style-name="T12">– </text:span>Неа.</text:p>
      <text:p text:style-name="P49"/>
      <text:p text:style-name="P49">Хм, а эта пони не из разговорчивых. Ну ладно.</text:p>
      <text:p text:style-name="P41"/>
      <text:p text:style-name="P49"><text:span text:style-name="T12">– </text:span>А что же вы делаете?</text:p>
      <text:p text:style-name="P49"><text:soft-page-break/><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2">– </text:span>Эт-то ты наз-зваишь с-суфер-д-дуфер-с-сильн..?</text:p>
      <text:p text:style-name="P47"><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56">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2">–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деваются пони? И куда пропала Скуталу?</text:p>
      <text:p text:style-name="P50"><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2">–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text:soft-page-break/>Пегаска развела копытами.</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text:soft-page-break/>Я валялся на насыпи и трясся как в лихорадке. От пережитого шока меня тошнило. Ёбаная Селестия!</text:p>
      <text:p text:style-name="P50"><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text:span text:style-name="T12">– </text:span>Удостоверение личности предъявлять? <text:span text:style-name="T12">– </text:span>осведомился я.</text:p>
      <text:p text:style-name="P50"><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oft-page-break/><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Анон</text:span>, подвинься!</text:p>
      <text:p text:style-name="P50">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oft-page-break/><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2">– </text:span>ОГО!</text:p>
      <text:p text:style-name="P50">Единорожка аж села на крыльцо от удивления.</text:p>
      <text:p text:style-name="P50"><text:span text:style-name="T12">–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2">–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7"><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2">–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4">А ускоритель </text:span><text:span text:style-name="T14">—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2">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oft-page-break/>«…<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4">э</text:span><text:span text:style-name="T20">то, </text:span><text:span text:style-name="T60">так её </text:span><text:span text:style-name="T4">разэтак</text:span><text:span text:style-name="T60">,</text:span><text:span text:style-name="T20"> магия!</text:span></text:p>
      <text:p text:style-name="Standard"><text:span text:style-name="T20">P.S. Мне тебя не хватает. Сильно.</text:span><text:span text:style-name="T52">»</text:span></text:p>
      <text:p text:style-name="P50"/>
      <text:p text:style-name="P50"><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text:soft-page-break/>–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8">37 пни</text:span></text:p>
      <text:p text:style-name="P69">24пн</text:p>
      <text:p text:style-name="P69">15</text:p>
      <text:p text:style-name="P50"><text:span text:style-name="T24">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text:soft-page-break/>–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8">«</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8">».</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text:span><text:span text:style-name="T24">команды пегасов без лётных аттестатов</text:span>». «<text:span text:style-name="T24">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text:soft-page-break/>–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soft-page-break/>…</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text:soft-page-break/>–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Лягать-колотить!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5">о такие… гм… заклинания. Ты </text:span><text:span text:style-name="T35">пишешь</text:span><text:span text:style-name="T45">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2"><text:soft-page-break/><text:span text:style-name="T1">–</text:span> Вряд ли меня так можно называть. Очень далёкие параллели. <text:span text:style-name="T1">У</text:span> нас совсем нет магии.</text:p>
      <text:p text:style-name="P50"><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ски <text:span text:style-name="T59">любили друг друга! И у них </text:span>был<text:span text:style-name="T59"> </text:span>офигенский <text:span text:style-name="T59">секс! </text:span>И это было круто!<text:span text:style-name="T59">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text:p>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oft-page-break/><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ё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 <text:span text:style-name="T12">– </text:span>Я тебе потом сниться буду!</text:p>
      <text:p text:style-name="P52"><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2">–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2">– </text:span>Хрен-то тебе зачем? <text:span text:style-name="T12">– </text:span>с бессильной злостью спросил я. <text:span text:style-name="T12">– </text:span><text:span text:style-name="T59">Т</text:span>ы собираешься устроить филиал порнхаба для пони-извращенцев?</text:p>
      <text:p text:style-name="P52"><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oft-page-break/><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А</text:span>нон?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2">–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2">– Н</text:span>е умничай, сахарок! Ш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pan text:style-name="T12">– </text:span>Что ты сказала? А ну, повтори? <text:span text:style-name="T12">– </text:span>взвилась пегаска.</text:p>
      <text:p text:style-name="P52"><text:span text:style-name="T12">– </text:span>Не ссорьтесь, девчёнки. <text:span text:style-name="T12">– </text:span>встрял я. <text:span text:style-name="T12">– </text:span>Ничем рисковать не придётся. У меня есть другой вариант. Я ещё в Фетлоке о нём вспомнил.</text:p>
      <text:p text:style-name="P52"><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шо после маковского сидра!</text:p>
      <text:p text:style-name="P52"><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oft-page-break/><text:span text:style-name="T12">– </text:span>Рэр, иногда лучше жевать, чем говорить. Вот честно!</text:p>
      <text:p text:style-name="P52"><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А</text:span>нон,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к Кейкам за выпечкой! Нам всем нужно успокоиться.</text:p>
      <text:p text:style-name="P52"><text:span text:style-name="T12">– </text:span>Уже бегу!</text:p>
      <text:p text:style-name="P52"/>
      <text:p text:style-name="P53">***</text:p>
      <text:p text:style-name="P52"><text:soft-page-break/></text:p>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ш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всё просчитано. Я уверена, я подчёркиваю, я абсолютно уверена в безопасности эксперимента!</text:p>
      <text:p text:style-name="P52"><text:span text:style-name="T12">– </text:span>Ой, шо-то мне нехорошо становится, когда ты так говоришь…</text:p>
      <text:p text:style-name="P52"><text:span text:style-name="T12">–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61">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text:soft-page-break/></text:p>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text:soft-page-break/>Шаг назад.</text:p>
      <text:p text:style-name="P52"><text:span text:style-name="T12">–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2">–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3">***</text:p>
      <text:p text:style-name="P53"/>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шо? Увидел ш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Анон,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pan text:style-name="T12">– </text:span>Эмм? И что же ты увидел? <text:span text:style-name="T12">– </text:span>не выдержала Твайлайт.</text:p>
      <text:p text:style-name="P52"><text:span text:style-name="T12">– </text:span>Я… не могу сказать этого.</text:p>
      <text:p text:style-name="P52">Ожидание сменилось недоумением. Рэйнбоу Дэш насмешливо скривила губы.</text:p>
      <text:p text:style-name="P52"><text:span text:style-name="T12">– </text:span>Да ладно! Кончай прикалываться, Анон, мы же ждём! Шутка зачлась!</text:p>
      <text:p text:style-name="P52"><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Дэш подошла ко мне вплотную, обняла меня за шею и прижалась нос к носу.</text:p>
      <text:p text:style-name="P52"><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text:soft-page-break/>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шо за нечисть тут орудует!</text:p>
      <text:p text:style-name="P52"><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4">слишком громко думать. И сообщить способ спасения — означает его разрушить.</text:span>»</text:p>
      <text:p text:style-name="P52">…</text:p>
      <text:p text:style-name="P52"><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2">– </text:span>Бедный котик. <text:span text:style-name="T12">– </text:span>прошептала Флаттершай.</text:p>
      <text:p text:style-name="P52">Я насторожился, услышав знакомое заклинание.</text:p>
      <text:p text:style-name="P52"><text:span text:style-name="T12">– </text:span>Стой! Откуда тебе известно про заклинание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oft-page-break/><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шь сказать, шо мы все — навроде этого кота, а Анон боится открыть ящик? Шоб мы не исчезли окончательно?</text:p>
      <text:p text:style-name="P52"><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2">– </text:span>Тихо! Спайк, будь добр, сбегай к Кейкам за выпечкой. Нам надо успокоиться. Анон,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2">–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2">–</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2">–</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oft-page-break/><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уставились на меня.</text:p>
      <text:p text:style-name="P52"><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2">– </text:span>Эмм, я вам подхожу?</text:p>
      <text:p text:style-name="P52"><text:span text:style-name="T12">– </text:span>КТО ТЫ? ПРЕДСТАВЬСЯ!</text:p>
      <text:p text:style-name="P52"><text:span text:style-name="T12">– </text:span>Эмм, Лира Хартстрингс, единорог. Я не то, чтобы маг, моя специализация — музыка…</text:p>
      <text:p text:style-name="P52"><text:span text:style-name="T12">– </text:span>ГОДИТСЯ! ТЫ ВИДИШЬ ТОЧКУ СИНГУЛЯРНОСТИ?</text:p>
      <text:p text:style-name="P52"><text:span text:style-name="T12">– </text:span>Эмм?</text:p>
      <text:p text:style-name="P52">Голос Спайка пояснил:</text:p>
      <text:p text:style-name="P52"><text:soft-page-break/><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о-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text:soft-page-break/>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text:soft-page-break/>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 от подколки.</text:p>
      <text:p text:style-name="P47">Луна бросила на меня тяжёлый взгляд.</text:p>
      <text:p text:style-name="P50"><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text:soft-page-break/>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2">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oft-page-break/><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ш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Анон</text:span>,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2"><text:soft-page-break/><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text:soft-page-break/>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text:soft-page-break/></text:p>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2">–</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2">~~~ </text:span>Человек Анонимус Терранский <text:span text:style-name="T12">~~~</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text:soft-page-break/>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text:soft-page-break/>–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text:soft-page-break/>–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oft-page-break/><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почини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text:soft-page-break/>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soft-page-break/>…</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8">Невозможно поверить, но два месяца</text:span><text:span text:style-name="T19"> </text:span><text:span text:style-name="T4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soft-page-break/>…</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soft-page-break/>…</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text:soft-page-break/>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text:soft-page-break/>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2">–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text:soft-page-break/>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text:soft-page-break/>–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text:soft-page-break/>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2">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2">Nash </text:span>AI module start…</text:p>
      <text:p text:style-name="P87">Celest AI submodule found… Acquiring…</text:p>
      <text:p text:style-name="P87">UI module start…</text:p>
      <text:p text:style-name="P87">…</text:p>
      <text:p text:style-name="P85"><text:soft-page-break/>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text:soft-page-break/>–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0"><text:span text:style-name="T12">– Анон…</text:span><text:span text:style-name="T1"> Тут окно разбито… И верёвка висит. – пискнула Флаттершай из кухни.</text:span></text:p>
      <text:p text:style-name="P98"><text:span text:style-name="T12">–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oft-page-break/><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9"><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9"/>
      <text:h text:style-name="P152" text:outline-level="2">2<text:span text:style-name="T1">9</text:span>. Отбытие</text:h>
      <text:p text:style-name="P112"/>
      <text:p text:style-name="P99"><text:span text:style-name="T12">–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9"><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text:soft-page-break/></text:p>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2">– Нет! Дискорд </text:span>— не убийца!!!</text:p>
      <text:p text:style-name="P119">С необычной для неё силой Флаттершай вытащила кляп изо рта драконикуса.</text:p>
      <text:p text:style-name="P119"><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text:soft-page-break/>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2">– Р</text:span>ассказывай.</text:p>
      <text:p text:style-name="P119">Дискорд немного успокоился.</text:p>
      <text:p text:style-name="P119"><text:s/><text:span text:style-name="T12">– </text:span>Вообще-то, от тебя следовало бы избавиться, Проводник. Не знаю, что ты там разведал в <text:span text:style-name="T26">Большом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9"><text:span text:style-name="T12">–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6">словно кот с мышью</text:span>?</text:p>
      <text:p text:style-name="P119"><text:span text:style-name="T12">– </text:span>Анон! <text:span text:style-name="T12">– </text:span>крикнула Эпплджек из прихожей. <text:span text:style-name="T12">–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text:soft-page-break/>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6">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text:soft-page-break/>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2">–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19">…ограда края крыши промелькнула под нами…</text:p>
      <text:p text:style-name="P119"><text:span text:style-name="T12">–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2">–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pan text:style-name="T12">–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oft-page-break/><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2">– Если я расскажу тебе н</text:span>астоящую<text:span text:style-name="T12"> причину </text:span>— ты исчезнешь! <text:span text:style-name="T12">– угрюмо заявил я.</text:span></text:p>
      <text:p text:style-name="P35">Морда Анакорна осветилась радостным озарением.</text:p>
      <text:p text:style-name="P35"/>
      <text:p text:style-name="P50"><text:span text:style-name="T12">–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oft-page-break/><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0"/>
      <text:p text:style-name="P50"><text:span text:style-name="T12">– Ну… Я не идиот… я видел, что происходит за Чёрным </text:span>э<text:span text:style-name="T12">краном…</text:span></text:p>
      <text:p text:style-name="P50">Я глубоко вздохнул, как перед прыжком в воду.</text:p>
      <text:p text:style-name="P50"><text:span text:style-name="T12">– </text:span>Нет никакого мира-вампира. Мир людей не виноват. <text:span text:style-name="T12">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oft-page-break/><text:span text:style-name="T53">–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6">.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2">– К сожалению, не </text:span><text:span text:style-name="T46">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2">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text:soft-page-break/></text:p>
      <text:p text:style-name="P99">Я вспомнил события последнего времени<text:span text:style-name="T12">.</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4">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pan text:style-name="T26">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4"><text:soft-page-break/>–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4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8"> точнее, дерево схожих миров Эквуса </text:span><text:span text:style-name="T54">—</text:span><text:span text:style-name="T48"> создали брони. Разумеется, стержнем им послужил именно сериал, но каждый фанфик </text:span><text:span text:style-name="T54">—</text:span><text:span text:style-name="T4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text:soft-page-break/></text:p>
      <text:p text:style-name="P104"><text:span text:style-name="T48">– Наконец-то я вижу свет в конце тоннеля! Как это не пришло мне в голову! Ты всё отлично увязал! Всё сходится! Более того </text:span><text:span text:style-name="T54">—</text:span><text:span text:style-name="T48"> Анакорн заговорщически подмигнул мне </text:span><text:span text:style-name="T54">—</text:span><text:span text:style-name="T4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8">!</text:span></text:p>
      <text:p text:style-name="P105">Я подозрительно посмотрел на Анакорна.</text:p>
      <text:p text:style-name="P104"><text:span text:style-name="T18">– </text:span><text:span text:style-name="T48">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8">– </text:span><text:span text:style-name="T48">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2">–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pan text:style-name="T12">– </text:span>Пиши, как есть. <text:span text:style-name="T12">– </text:span>развёл копытами Анакорн. <text:span text:style-name="T12">– </text:span>Авось сгодится. Я писать точно не буду <text:span text:style-name="T54">— ты меня с кьютимарками уже пригрузил на ближайшие тысячи лет.</text:span></text:p>
      <text:p text:style-name="P104">…</text:p>
      <text:p text:style-name="P104">Факн щит<text:note text:id="ftn15" text:note-class="footnote"><text:note-citation>15</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text:soft-page-break/>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p>
      <text:p text:style-name="P105"><text:soft-page-break/></text:p>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p>
      <text:p text:style-name="P109"/>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 Анон?</text:p>
      <text:p text:style-name="P102"><text:soft-page-break/>– Дэш?!!</text:p>
      <text:p text:style-name="P102">– Эмм… Ты мне снишься?</text:p>
      <text:p text:style-name="P102">–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30">–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99">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98">Я опустил руку на шею <text:span text:style-name="T1">пегаски</text:span> и ощутил теплоту и лёгкое покалывание в пустоте.</text:p>
      <text:p text:style-name="P98"><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oft-page-break/><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5T00:08:22.21</dc:date>
    <meta:editing-duration>P143DT1H53S</meta:editing-duration>
    <meta:editing-cycles>8924</meta:editing-cycles>
    <meta:generator>OpenOffice/4.1.1$Win32 OpenOffice.org_project/411m6$Build-9775</meta:generator>
    <dc:creator>макс </dc:creator>
    <meta:printed-by>макс </meta:printed-by>
    <meta:print-date>2017-07-24T23:31:38.50</meta:print-date>
    <meta:document-statistic meta:table-count="0" meta:image-count="0" meta:object-count="0" meta:page-count="225" meta:paragraph-count="4707" meta:word-count="104319" meta:character-count="663003"/>
  </office:meta>
</office:document-meta>
</file>